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line-height="15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 style:parent-style-name="Normal" style:family="paragraph">
      <style:paragraph-properties fo:text-align="justify" fo:line-height="150%" fo:text-indent="0.4916in"/>
      <style:text-properties style:font-name="Times New Roman" style:font-name-asian="Times New Roman" style:font-name-complex="Times New Roman" fo:font-size="12pt" style:font-size-asian="12pt" style:font-size-complex="12pt"/>
    </style:style>
    <style:style style:name="P4" style:parent-style-name="ListParagraph" style:list-style-name="LFO1" style:family="paragraph">
      <style:paragraph-properties fo:text-align="justify" fo:line-height="150%"/>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 style:parent-style-name="Normal" style:family="paragraph">
      <style:paragraph-properties fo:text-align="justify" fo:line-height="150%" fo:text-indent="0.4916in"/>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style:font-name-asian="Times New Roman" style:font-name-complex="Times New Roman" fo:font-size="12pt" style:font-size-asian="12pt" style:font-size-complex="12pt"/>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P12" style:parent-style-name="ListParagraph" style:list-style-name="LFO1" style:family="paragraph">
      <style:paragraph-properties fo:text-align="justify" fo:line-height="150%"/>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 style:parent-style-name="Normal" style:family="paragraph">
      <style:paragraph-properties fo:text-align="justify" fo:line-height="150%" fo:text-indent="0.4916in"/>
      <style:text-properties style:font-name="Times New Roman" style:font-name-asian="Times New Roman" style:font-name-complex="Times New Roman" fo:font-size="12pt" style:font-size-asian="12pt" style:font-size-complex="12pt"/>
    </style:style>
    <style:style style:name="P15" style:parent-style-name="ListParagraph" style:list-style-name="LFO1" style:family="paragraph">
      <style:paragraph-properties fo:text-align="justify" fo:line-height="150%"/>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 style:parent-style-name="Normal" style:family="paragraph">
      <style:paragraph-properties fo:text-align="justify" fo:line-height="150%" fo:text-indent="0.4916in"/>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P21" style:parent-style-name="ListParagraph" style:list-style-name="LFO1" style:family="paragraph">
      <style:paragraph-properties fo:text-align="justify" fo:line-height="150%"/>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3" style:parent-style-name="Normal" style:family="paragraph">
      <style:paragraph-properties fo:text-align="justify" fo:line-height="150%" fo:text-indent="0.4916in"/>
      <style:text-properties style:font-name="Times New Roman" style:font-name-asian="Times New Roman" style:font-name-complex="Times New Roman" fo:font-size="12pt" style:font-size-asian="12pt" style:font-size-complex="12pt"/>
    </style:style>
    <style:style style:name="P24" style:parent-style-name="ListParagraph" style:list-style-name="LFO1" style:family="paragraph">
      <style:paragraph-properties fo:text-align="justify" fo:line-height="15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6" style:parent-style-name="Normal" style:family="paragraph">
      <style:paragraph-properties fo:text-align="justify" fo:line-height="150%" fo:text-indent="0.4916in"/>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P30" style:parent-style-name="Normal" style:family="paragraph">
      <style:text-properties style:font-name="Calibri" style:font-name-asian="Calibri" style:font-name-complex="Calibri"/>
    </style:style>
    <style:style style:name="P31" style:parent-style-name="Normal" style:family="paragraph">
      <style:text-properties style:font-name="Calibri" style:font-name-asian="Calibri" style:font-name-complex="Calibri"/>
    </style:style>
    <style:style style:name="P32" style:parent-style-name="Normal" style:family="paragraph">
      <style:text-properties style:font-name="Calibri" style:font-name-asian="Calibri" style:font-name-complex="Calibri"/>
    </style:style>
    <style:style style:name="P33" style:parent-style-name="Normal" style:family="paragraph">
      <style:text-properties style:font-name="Calibri" style:font-name-asian="Calibri" style:font-name-complex="Calibri"/>
    </style:style>
    <style:style style:name="T34" style:parent-style-name="DefaultParagraphFont" style:family="text">
      <style:text-properties style:font-name="Calibri" style:font-name-asian="Calibri" style:font-name-complex="Calibri"/>
    </style:style>
  </office:automatic-styles>
  <office:body>
    <office:text text:use-soft-page-breaks="true">
      <text:p text:style-name="P1">Na co należy zwrócić uwagę podczas wizyty u wizażystki/wizażysty?</text:p>
      <text:p text:style-name="P2"/>
      <text:p text:style-name="P3">Chciałabym przedstawić Wam 5 reguł, które stanowią podstawę mojej pracy. Ich znajomość pozwoli Wam podejmować dobre decyzje przy wyborze swojej wizażystki/wizażysty. Kiedy będziecie malowani zwróćcie więc uwagę na:<text:s/></text:p>
      <text:list text:style-name="LFO1" text:continue-numbering="true">
        <text:list-item>
          <text:p text:style-name="P4"><text:span text:style-name="T5">Higienę pracy</text:span></text:p>
        </text:list-item>
      </text:list>
      <text:p text:style-name="P6"><text:span text:style-name="T7">Nasz makijaż nie powinien powstać bez odpowiedniej dezynfekcji narzędzi do makijażu (pędzle lub beauty blendery). Aplikatory takie jak puszki oraz lateksowe gąbki są narzędziami jednorazowego użytku. Najważniejszą kwestią jest aplikacja tuszu do rzęs oraz pomadek.</text:span><text:span text:style-name="T8"><text:s/></text:span><text:span text:style-name="T9">Maskarę aplikujemy zawsze jednorazową szczoteczką</text:span><text:span text:style-name="T10">,</text:span><text:span text:style-name="T11"><text:s/>podobnie jak w przypadku aplikacji płynnych produktów do ust - w tym celu używamy specjalnych jednorazowych aplikatorów. Wizażyści są zobowiązani do zadbania o czystość miejsca pracy oraz regularnego dezynfekowania wszelkich produktów kosmetycznych – cieni, szminek, róży itd. Wielokrotnie usłyszeć można, że nadmierna dbałość o czystość to tylko fanaberia. Błąd! Higiena pracy to najważniejsza zasada i konieczność, standard, który musi przestrzegać każdy. Pamiętajcie, stawką jest Wasze zdrowie!<text:s/></text:span></text:p>
      <text:list text:style-name="LFO1" text:continue-numbering="true">
        <text:list-item>
          <text:p text:style-name="P12"><text:span text:style-name="T13">Przygotowanie skóry pod makijaż</text:span></text:p>
        </text:list-item>
      </text:list>
      <text:p text:style-name="P14">Każdy makijaż powinien zaczynać się dobrą pielęgnacją. Zwróćcie uwagę na to, czy skóra została wcześniej oczyszczona i stonizowana. Następnym krokiem będzie dobranie odpowiedniego kremu oraz bazy - matującej, rozświetlającej, ściągającej pory. Jeżeli wizażystka/wizażysta pominął fazę przygotowania twarzy pod makijaż to dalsze jego etapy zasadniczo tracą sens.<text:s/></text:p>
      <text:list text:style-name="LFO1" text:continue-numbering="true">
        <text:list-item>
          <text:p text:style-name="P15"><text:span text:style-name="T16">Odpowiednie dobranie makijażu i analiza kolorystyczna</text:span></text:p>
        </text:list-item>
      </text:list>
      <text:p text:style-name="P17"><text:span text:style-name="T18">Dobra makijażystka/makijażysta powinna zapytać o Wasze oczekiwania oraz potrzeby, ale też zaproponować własną wizję makijażu. Kluczowym jest znalezienie kompromisu, którego wypracowanie bazowało będzie na wzajemnym dialogu.<text:s/></text:span><text:span text:style-name="T19">Spełnienie pragnień klientki jest celem nadrzędnym</text:span><text:span text:style-name="T20">, jednocześnie makijaż powinien być odpowiednio dobrany do danej urody i innych czynników takich jak na przykład stan skóry. Pierwszym krokiem powinna być więc rozmowa i krótka analiza kolorystyczna. Pamiętajcie, każdy z Was jest niepowtarzalny, podkreślcie to!<text:s/></text:span></text:p>
      <text:list text:style-name="LFO1" text:continue-numbering="true">
        <text:list-item>
          <text:p text:style-name="P21"><text:span text:style-name="T22">Jakość produktów</text:span></text:p>
        </text:list-item>
      </text:list>
      <text:p text:style-name="P23">Drożej nie zawsze oznacza lepiej. Niewątpliwym jest jednak, że istnieją marki profesjonalne i te drogeryjne. Wizażyści bardzo często sięgają do kosmetyków z różnych półek cenowych, nie ma więc ogólnej zasady, która pozwalałaby na określenie, które kosmetyki powinny znaleźć się w wizażowym kufrze. Dobrą jakość osobiście utożsamiam ze świetną pigmentacją, trwałością oraz dobrym składem produktu. Ogromnym problemem, który pojawił się wraz z modą na poszczególne marki jest istnienie na rynku podróbek kosmetyków profesjonalnych. Często zdarza się, że wizażyści sięgają po tego typu rozwiązania, zamawiając kosmetyki z nieznanych źródeł, za połowiczne ceny. Bądźcie czujni! Jeżeli cokolwiek podczas wykonywania makijażu wzbudzi Wasze wątpliwości (np. wygląd/stan/czystość opakowania produktu lub zapach kosmetyku) nie bójcie się zapytać! Poproście o krótką charakterystykę kosmetyku, jego skład lub zapytajcie wprost- czy możecie przyjrzeć mu się bliżej. Podróbki kosmetyków to przede wszystkim zagrożenie ze strony zdrowotnej, ponieważ często nieznany nam pozostaje ich realny skład.<text:s/></text:p>
      <text:list text:style-name="LFO1" text:continue-numbering="true">
        <text:list-item>
          <text:p text:style-name="P24"><text:span text:style-name="T25">Czas pracy wizażysty</text:span></text:p>
        </text:list-item>
      </text:list>
      <text:p text:style-name="P26"><text:span text:style-name="T27">Nie ma uniwersalnej reguły, która by go określała. Ze względu na zdobyte doświadczenie mogę podzielić się z Wami ostatnią, subiektywną zasadą, której znajomość sprawi, że odróżnicie amatora od profesjonalisty. Dobry i trwały makijaż wieczorowy<text:s/></text:span><text:span text:style-name="T28">nie powinien trwać krócej niż 40 minut<text:s/></text:span><text:span text:style-name="T29">(uwzględniając wszystkie etapy jego powstawania oraz przygotowanie twarzy pod makijaż). Szybciej w tym przypadku nie oznacza lepiej, zdecydowanie ważniejszą kwestią jest dokładność wykonanego makijażu.<text:s/></text:span></text:p>
      <text:p text:style-name="P30"/>
      <text:p text:style-name="P31"/>
      <text:p text:style-name="P32"/>
      <text:p text:style-name="Normal"><text:line-break/></text:p>
      <text:p text:style-name="P33"/>
      <text:p text:style-name="Normal"><text:span text:style-name="T3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ncy Niersmans</meta:initial-creator>
    <dc:creator>Nancy Niersmans</dc:creator>
    <meta:creation-date>2017-04-08T21:53:00Z</meta:creation-date>
    <dc:date>2017-04-08T21:53:00Z</dc:date>
    <meta:template xlink:href="Normal.dotm" xlink:type="simple"/>
    <meta:editing-cycles>1</meta:editing-cycles>
    <meta:editing-duration>PT0S</meta:editing-duration>
    <meta:document-statistic meta:page-count="1" meta:paragraph-count="7" meta:word-count="554" meta:character-count="3709" meta:row-count="26" meta:non-whitespace-character-count="3162"/>
  </office:meta>
</office:document-meta>
</file>